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del terror,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por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ón 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El pecado original. Leyéndola con más calma se da uno cuenta de la infinitamente superior calidad literaria del Antiguo Testamento sobre el Nuevo. En eso los judíos son muy superiores a los cristianos. Lirismo. Tensión dramática. Complejidad de los personajes. El día que al Nuevo Testamento le crezca un Cantar de los Cantares hablamos. El problema es que la escritura del Nuevo Testamento ya se dio por concluida.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1">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capacidad de la punta de la lengua. <text:soft-page-break/>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página anterior. </text:p>
      <text:p text:style-name="P1"/>
      <text:p text:style-name="P1">Que traigan una trama nueva. </text:p>
      <text:p text:style-name="P1"/>
      <text:p text:style-name="P1">Un contrapunto de trama para el drama arriba mencionado. Un nuevo drama que ocurra en una calle de París. </text:p>
      <text:p text:style-name="P1"/>
      <text:p text:style-name="P1">Cambio de contexto.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 menciona la palabra como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e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
      <text:p text:style-name="P1">La escena es muy breve. Casi un <text:span text:style-name="T1">flashback</text:span>. ¿Cómo demonios se puede decir <text:span text:style-name="T1">flashback </text:span>sin tener que <text:soft-page-break/>contorsionar la lengua española con una pronunciación inglesa? Detengamos aquí la acción para buscar una palabra que nos permita fotosintetizar en español la palabra <text:span text:style-name="T1">flashback</text:span><text:span text:style-name="T2"> en una palabra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rno.policiacas, la retromnesia es pasada por un viltro de color: azul, blancoinegro,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
      <text:p text:style-name="P1"><text:span text:style-name="T2">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span></text:p>
      <text:p text:style-name="P3"/>
      <text:p text:style-name="P1">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1"/>
      <text:p text:style-name="P1">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natural congenialidad. <text:s/></text:p>
      <text:p text:style-name="P1"/>
      <text:p text:style-name="P1">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
      <text:p text:style-name="P1">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a la víctima, su sensibilidad, su miedo, sus ganas de huir encima: todos, como Andrea, tenemos un cuerpo abajo del nombre, una manera de ganarnos la vida (Andrea es diseñadora), una edad (28 años) y un lugar en donde guarecernos de la noche (Andrea vive en la única calle con grillos de Parí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puestos en el <text:soft-page-break/>lugar de Andrea) aprenda quién tiene la sartén por el mango,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
      <text:p text:style-name="P5"><text:span text:style-name="T2">&lt;amano&gt;</text:span></text:p>
      <text:p text:style-name="P1"><text:span text:style-name="T2"/></text:p>
      <text:p text:style-name="P1"><text:span text:style-name="T2">La foto de doña Dora, responde con una bocanada de humo el fotomatón; la que pusiste ayer en internet. Los labios del fotomatón pronuncian una dirección a trompicones, como si la escupieran o la enumeraran: los fotomatones no siempre son adeptos de la tecnología, o mejor aún: las direcciones de internet on difíciles de pronunciar. Pero el fotomatón es un hombre maduro: necesita gafas para leer la dirección que está a punto de pronunciar: </text:span></text:p>
      <text:p text:style-name="P1"><text:span text:style-name="T2"/></text:p>
      <text:p text:style-name="P6"><text:span text:style-name="T2">http://loskeepers.tumblr.com/dorita.garay.png</text:span></text:p>
      <text:p text:style-name="P1"><text:span text:style-name="T2"/></text:p>
      <text:p text:style-name="P1"><text:span text:style-name="T2">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creciendo. </text:span></text:p>
      <text:p text:style-name="P1"><text:span text:style-name="T2"/></text:p>
      <text:p text:style-name="P1"><text:span text:style-name="T2">Grillos. Silencio. Tramoyistas. Telón. Fin de la retromnesia. </text:span></text:p>
      <text:p text:style-name="P1"><text:span text:style-name="T2"/></text:p>
      <text:p text:style-name="P1"><text:span text:style-name="T2">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span></text:p>
      <text:p text:style-name="P1"><text:span text:style-name="T2"/></text:p>
      <text:p text:style-name="P1"><text:span text:style-name="T2">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text:span><text:soft-page-break/><text:span text:style-name="T2">oscura. Sin embargo, a diferencia de las series porno.policiacas, lo que aquí nos importa no es la tortura (que ya están demasiado vistas)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corresponde con el salpicadero de sangre de las series porno.policiacas, sino la historia del retrato (aunque lo apropiado sería llamarlo: la paniconografía) de Dorita, y que terminará muchos años después, en París, en casa de Andrea, con su destrucción definitiva a manos del fotomatón. Así que no se vayan. La paniconografía de Dorita Garay continuará después de estos anuncios de nuestros patrocinadores. </text:span></text:p>
      <text:p text:style-name="P1"><text:span text:style-name="T2"/></text:p>
      <text:p text:style-name="P5"><text:span text:style-name="T2">&lt;/amano&gt;</text:span></text:p>
      <text:p text:style-name="P1"><text:span text:style-name="T2"/></text:p>
      <text:p text:style-name="P1"><text:span text:style-name="T2"/></text:p>
      <text:p text:style-name="P1"><text:span text:style-name="T2">Afortunadamente, justo antes de darnos por vencidos, el o la fotógrafa saca la cabeza de la sábana negra y le pregunta a Dora (mejor llamarla así, a secas, sin ese dimuntivo de proximidad: alejémonos de ella ahora que está a punto de sufrir): ¿cuántos años tienes? La mirada del fotógrafo entra en contacto con la de Dora, la de ella llena de miedo, la de él (o ella) anestesiada por el cansancio, la androginia o incluso el aburrimiento. Los torturados tienen mirada de náufragos, pensaría la fotógrafa si en su cabeza cupieran las metáforas. Pero no, en su cabeza sólo hay la concentración profesional necesaria para operar un aparato tan complejo como el suyo. Lou se esconde de nuevo bajo la sábana. Veintiocho años, repite entre el ruido de perillas que ajustan invisibles parámetros mecánicos. Tengo frío, reclama Dora, no porque espere que alguien la tape, le traiga un té o una cobija, sino por mantener vivo el calor del diálogo, la pregunta, la respuesta, la postergación sin fin de la sintaxis. No te ves de veintiocho años, interviene el torturador. La voz que antes tarareaba ahora se acerca, empapada de poder. Las metáforas también son una tortura. El como eterno. Como el sol, como la sangre, como la luna. Nombres que se deforman hasta ir a parar a otros nombre. El torturador se acerca a Dorita como un encendedor. El fotógrafo se concentra como un ajedrecista. Dorita llora como la llorona. Ay, mi cuerpo; ay, mis límites; ay, mi bien. El torturador se llama Nicolás y esto no es una metáfora, sino la realidad del nombre. Nicolás lo llaman sus jefes, sus colegas y su mujer. Bueno, no, su mujer le dice Nico porque lo quiere, Nico de cariño, un nombre más corto, más económico en la inundación de llamados nominales con que se sepultan sustantivamente los enamorados. Mi Nico, le llegó incluso a decir su mujer en algún pasado remoto, romántico, del que ya ninguno de los dos se acuerda. Nicolás, más o menos a qué hora la terminas, pregunta la fotógrafa. Unas dos horas, responde Nico. Bajo la sábana, se vuelve a escuchar el crujir de los ajustes y las metáforas, como si lo importante no fuera la tortura en sí, sino la fotografía. Sigue aquí un diálogo entre Nico, Dora y Lou, un diálogo en donde cada uno de ellos revelará las claves de su persona, no es que sea esa su intención, pero Nico, Lou y Dora son personajes disciplinados, que cuando uno los suelta en el ruedo del texto son fieles a su naturaleza: Nico es un funcionario sin mayor interés, su lengua está hecha de instrucciones burocráticas: dos horas de tortura, extracción de la confesión, sufrimiento tolerable, límite del dolor. Lou por su parte es un o una técnico. Si bien su caracter de andrógino plantea ciertos problemas a la hora de confinarla en género (¿él o ella, suyo o suya, verlo verla?), los intercambios con ella o él son sobre todo técnicos: menos luz, modula el sufrimiento, acerca a la víctima, cuidado con el flash. Dora por su parte habla en el lenguaje universal del miedo, frases entrecortadas, pensamientos temerosos del garrote que los acalla, los enunciados emprenden meandros sintácticos inútiles, haciendo tiempo con palabras que piden permiso para ser dichas. Luego está el asunto de hasta dónde se puede mostrar, decir, ilustrar la tortura. En las series porno.policiacas esto es mucho más sencillo: depende del horario, ¿están despiertos los niños?, apaga la tele, que no vean la autopsia; tres de la mañana: ¿ya no nos oyen? ¿vemos la serie o hacemos el amor? Pero un texto es distinto. Aquí se podemos decirlo todo y esa libertad nos inmoviliza. La prueba: llevamos varias parrafadas designando a Nico </text:span><text:soft-page-break/><text:span text:style-name="T2">como el torturador sin que este haya puesto un dedo en un instrumento de tortura. Hasta el momento, lo único que Nico ha hecho es contemplar las formas desnudas de Dorita, intercambiar monosílabos con ella, pasear sus ojos por la piel de Dorita intentando evitar las metáforas usuales con que se describe la belleza: el bosque de su piel, la suavidad de su piel, la dulzura de su piel, o mejor la infinita atracción de su piel suave, dulce, como un bosque o un océano o incluso un paraíso para la eyaculación precoz de torturadores quincuagenarios. No. Mejor describir el deseo de Nico, la contracción de sus mandíbulas, el constante paseo de su lengua de viejo rabo verde sobre sus labios de fumador empedernido, o el tic de esconder las manos en los bolsillos para rascarse las ingles. Pero las restricciones de la profesión se lo impiden, y este autocontrol lo hermana con los empleados bancarios que renuncian a embolsarse las cantidades que manipulan, o con los meseros de los restaurantes de tres estrellas que evitan meterle el dedo a la crème brûlée de wasabi de algún chef de renombre. Ética profesional, Nico es un torturador con ética. Tortura pero no viola. Bueno, una vez sí violó, pero estaba borracho y sus superiores pasaron el hecho por alto, en parte gracias a la calidad y discreción con que a lo largo de todos estos años Nico ha desempeñado su trabajo. Lou por el contrario es nueva en este negocio de la fotoagonía, ella viene del mundo del arte, para él este trabajo es meramente alimenticio, pagan bien por pocas horas, ideal para una o un artista. El tesorero ordenó abreviar el sufrimiento, ¿cuánto tiempo tiene que sufrir para que puedas tomar tu foto?, pregunta Nico. Unas dos horas. La voz de Lou emana desde la profundidad de la sábana negra y la concentración de una infinidad de perillas de mando que hay que ajustar para que lograr el efecto deseado con el retrato. Intrigada por la lente que la observa, Dora deja de llorar y posa. Así se declina ahora su voluntad de sobrevivencia: Dora se arregla el pelo, reacomoda sus nalgas sobre el banquito, estira firme la columna vertebral, a lo mejor sólo me van a tomar una foto y me van a dejar ir, mañana por la noche regresaré a mi casa, a mi trabajo, la cena, los trastes sucios, la serie policiaca abrazados en el sillón. Dos horas de sufrimiento intenso, sin moverla demasiado, advierte Lou. Eso va a estar difícil, para torturar a alguien hay que zangolotearlo todo. O hay que pegarle o hay que herirlo o hay que darle toques o hay que sumergirlo o hay que quemarlo o hay que mutilarlo o hay que agredirlo con algun arma pero siempre se va a defender, se va a proteger y para eso hay que moverse; no se puede quedar quieto. Torturalo entonces por episodios: le paras una chinga, la sientas de nuevo en el banquito y hago una toma, le vuelves a parar una chinga, la sientas de nuevo en el banquito y la vuelvo a tomar. Así durante dos horas. ¿Empezamos? </text:span>¿Con qué empezamos? Con una bolsa de plástico en la cabeza. A ver, entonces, antes de que se la pongas vamos a hacer una cosa: le vas a contar todo lo que le vas a hacer, y yo voy a ir haciendo tomas de las distintas expresiones de su rostro. Ese es un buen inicio. Mira Dora, el tesorero pidió que no te diéramos tanta chinga, pero te tenemos que chingar algo para poder tomar las fotos, ¿me entiendes? Trata de no defenderte, de quedarte quieta y de sentarte bien derecha en el banquito aunque te sientas muy lastimada. El tesorero te quiere mucho, y por lo mismo nos pidió que abreviáramos el sufrimiento, pero sí te va a doler. Voy a empezar por maniatarte las manos y los pies para que no nos pegues ni intentes huir, luego te voy a poner una bolsa de plástico en la cabeza, y cuando te estés ahogando te la voy a quitar, pero tienes que sufrir, porque si no sufres pues las fotos no salen y el tesorero no va a estar contento, ¿entendido? Dame tus manos. Así. Ahora los pies. Muy bien. Que bueno que eres obediente. Luego hay unos que ni se dejan torturar y tiene uno que batallar mucho. Yo no sé por qué la gente se defiende tanto, si total, de todos modos le pasa lo que le pasa. Yo que ellos mejor aceptaría lo que Dios puso en mi camino, total, qué es un ratito de sufrimiento comparado con todo lo que sufre uno allá afuera en el mundo, ¿verdad? No, no te agites, el tesorero pidió que no te violentáramos ni te vejáramos, nada más te vamos a mortificar un rato para que puedan salir las fotos, y luego te vamos a matar, pero eso va a ser hasta el final y no te va a doler, así que no te agites tanto, muy bien, así, ahora intenta respirar, muy bien. ¿Estás lista? Ve alistando tu aparato. La voy a dejar que se ahoge unos cinco minutos, y luego le quito la bolsa para que la tomes. ¿Me pasas aquella jeringa? Nada más le voy a inyectar antes una sustancia para que no se desmaye. Así. ¿Lista?</text:p>
      <text:p text:style-name="P1"/>
      <text:p text:style-name="P1">Nuevo espacio en blanco. Los espacios en blancos ayudan a tolerar lo intolerable. Pasarlo por alto, <text:soft-page-break/>o mejor dicho por detrás, por el silencio de la elipsis. El espacio en blanco también significa: ya no quiero ver, ya lo hemos visto mucho. El sufrimiento y todo eso. Demasiado visto. Lo importante, lo nuevo aquí es el aparato, no la tortura. Para la tortura, imagínense ustedes las torturas más crueles que han visto por televisión, y aplíquenselas aquí al ser más encantador y más dócil, es decir Dorita, alguien tan bello que no había necesidad de romperlo con actos. Las palabras bastaban. Pero bueno, la tecnología es la tecnología, y en tanto no evolucione, se necesitará una gran cantidad de sufrimiento físico para producir esas imágenes tan codiciadas en nuestros días, y que la prensa ha dado en llamar fotoagonías. </text:p>
      <text:p text:style-name="P1"/>
      <text:p text:style-name="P1"/>
      <text:p text:style-name="P1">____________________</text:p>
      <text:p text:style-name="P1"/>
      <text:p text:style-name="P2">Regresamos con Dorita. ¿Por qué la torturan? No sabemos. Pero la retratan y luego la matan. Se explica el mecanismo de las fotografías vivas. </text:p>
      <text:p text:style-name="P2"/>
      <text:p text:style-name="P2"/>
      <text:h text:style-name="Heading_20_1" text:outline-level="1">Notas</text:h>
      <text:p text:style-name="Text_20_body">La historia comienza cuando Dorita se muere y lo que se cuenta es su vida en la fotografía, y como la competencia envía a un asesino a matar la foto de Dorita. </text:p>
      <text:p text:style-name="Text_20_body"/>
      <text:p text:style-name="Text_20_body">La están torturando porque el director lo ordena. La están torturando por nada, o porque sin sufrimiento la técnica fotográfica (lomografía) no funciona, y el jefe la quiso mucho, es una antigua novia que el director ya no ocupa y que sabe demasiado, ha visto, vivido demasiado, conoce demasiado bien al director como para dejarla con vida. Es un ser deshechable. No improrta, como sacrificar a una vaca o matar a un borrego para una fiesta. Antiguamente los reyes casaban a sus hijas. Ahora los empresarios sacrifican empleados, personas, exnovias para sellar pactos o enviar recados. A los seres hay que usarlos. </text:p>
      <text:p text:style-name="Text_20_body">El estrés oxidativo (sacar). </text:p>
      <text:p text:style-name="Text_20_body">Narrador teatral vs narrador conmovedor. </text:p>
      <text:p text:style-name="Text_20_body">El espacio en blanco es teatro</text:p>
      <text:p text:style-name="Text_20_body">El segundo narrador (de teatro) contra el primer narrador (3a persona tradicional)</text:p>
      <text:p text:style-name="Text_20_body">El 1o está más cerca de la escena. El 2o es un telespectador porque está a salvo. La tv te pone a salvo. Distancia de protección. La tele nos da una distancia de protección. </text:p>
      <text:p text:style-name="Text_20_body">Andrea y Dorita se confunden. Hay un juego de palabras con el flashback. Parece que el flashback es hacia el pasado. No se entiende que esa escena es del futuro. Uno piensa que es Dora a la que están atrapando para luego torturarla. El lector espera que se hable de Dora. </text:p>
      <text:p text:style-name="Text_20_body">El flashback va para atrás. Pero lo que estoy haciendo no es un flashback, sino un flashforward. </text:p>
      <text:p text:style-name="Text_20_body">La misma voz pero diferente registro entre 1o y 2o. “Narrador inteligente” vs “narrador tradicional”. </text:p>
      <text:h text:style-name="Heading_20_1" text:outline-level="1">Descartes</text:h>
      <text:p text:style-name="P1">Grillos. Silencio. Tramoyistas. Telón. </text:p>
      <text:p text:style-name="P1"/>
      <text:p text:style-name="P1">Sí, una foto, mijita, parecen responder las bocanadas de humo del fotomatón. La foto de Dorita. No conozco ninguna Dorita. Doña Dora, insiste el asesino, no te hagas pendeja, bien que la subiste ayer <text:soft-page-break/>a tu página de internet. Andrea se lleva las manos a la cabeza. El miedo baraja ahora las peores posibilidades. ¿Cuál Dora, insiste? La señora de lentes, cuello tortura y un broche muy bonito con forma de sol. ¿La del pelo recogido? Sí, doña Dorita. Ándale, sé buena y sal de ahí de abajo de la mesa. Ven. Vamos a tu computadora. La vas a encender y vas a eliminar la foto de tu página. Luego me vas a dar el original. Me lo tengo que llevar. ¿Te queda claro? Ya sé a que foto te refieres. Me la encontré en la calle y la subí a mi sitio. No conozco a la señora de la foto. La borro del internet inmediatamente, pero el original no lo tengo aquí. ¿Dónde tienes el original? En mi trabajo. Vamos por él. Ya están cerradas las oficinas. Ya es de noche. ¿A qué hora abren? A las ocho. Muy bien. Búscate entonces un buen tema de conversación, porque mañana tempranito vamos por ella; me voy a quedar aquí hasta mañana; ¿tienes para hacer café?</text:p>
      <text:p text:style-name="P1"/>
      <text:p text:style-name="P1">La fotógrafa se llama Basilia. El torturador se llama Enrique. La torturada, Dorita, pero de ahora en adelante le diremos Dora porque el diminutivo estorba, crea una falsa cercanía con ella, misma que ahora nos estorba, ahora que Dora está a punto de sufrir. </text:p>
      <text:p text:style-name="Standard"/>
      <text:p text:style-name="Standard">{{ ^ ^ }}</text:p>
      <text:p text:style-name="Standard"/>
      <text:p text:style-name="Standard">Daniela llega a su casa, abre la puerta del edificio, sube las escaleras, mete la llave de seguridad en 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buscando objetos personales perdidos, fotos de identidad. ¿Cuántas fotos de identidad se toma una per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text:soft-page-break/>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text:soft-page-break/></text:p>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1-07-26T14:08:11</dc:date>
    <meta:editing-duration>PT8H46M48S</meta:editing-duration>
    <meta:editing-cycles>27</meta:editing-cycles>
    <meta:generator>LibreOffice/3.3$Linux LibreOffice_project/330m19$Build-202</meta:generator>
    <meta:document-statistic meta:table-count="0" meta:image-count="0" meta:object-count="0" meta:page-count="10" meta:paragraph-count="62" meta:word-count="6891" meta:character-count="39861"/>
  </office:meta>
</office:document-meta>
</file>